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Pictures/2000000D000000DF000000DF47D2A0B4.svm"/>
  <manifest:file-entry manifest:media-type="" manifest:full-path="Object 10/Pictures/2000000D000000DD000000DDA34BA28A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1/Pictures/200000B5000017E2000003CD48732693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B5000017E2000003CD7EEA8731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B5000017E2000003CD48732693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B5000017E2000003CD48732693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B5000017E2000003CD48732693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B5000017E2000003CD48732693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47D2A0B4.svm"/>
  <manifest:file-entry manifest:media-type="" manifest:full-path="Object 7/Pictures/2000000D000000DD000000DDA34BA28A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Object 8/Pictures/2000000D000000DF000000DF47D2A0B4.svm"/>
  <manifest:file-entry manifest:media-type="" manifest:full-path="Object 8/Pictures/2000000D000000DD000000DDA34BA28A.svm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" manifest:full-path="Object 9/Pictures/2000000D000000DF000000DF47D2A0B4.svm"/>
  <manifest:file-entry manifest:media-type="" manifest:full-path="Object 9/Pictures/2000000D000000DD000000DDA34BA28A.svm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1551in" svg:height="2.7311in" svg:x="1.9622in" svg:y="3.1291in">
            <draw:object draw:notify-on-update-of-ranges="Sheet1.A21:Sheet1.A24 Sheet1.B10:Sheet1.B10 Sheet1.B11:Sheet1.B14 Sheet1.C10:Sheet1.C10 Sheet1.C11:Sheet1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3.1551in" svg:height="2.7311in" svg:x="5.5622in" svg:y="3.1811in">
            <draw:object draw:notify-on-update-of-ranges="Sheet1.D11:Sheet1.D14 Sheet1.E10:Sheet1.E10 Sheet1.E11:Sheet1.E14 Sheet1.F10:Sheet1.F10 Sheet1.F11:Sheet1.F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3.1551in" svg:height="2.7311in" svg:x="10.6685in" svg:y="3.3488in">
            <draw:object draw:notify-on-update-of-ranges="Sheet1.L11:Sheet1.L14 Sheet1.M10:Sheet1.M10 Sheet1.M11:Sheet1.M14 Sheet1.N10:Sheet1.N10 Sheet1.N11:Sheet1.N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.1551in" svg:height="2.7311in" svg:x="14.2244in" svg:y="4.0185in">
            <draw:object draw:notify-on-update-of-ranges="Sheet1.O11:Sheet1.O14 Sheet1.P10:Sheet1.P10 Sheet1.P11:Sheet1.P14 Sheet1.Q10:Sheet1.Q10 Sheet1.Q11:Sheet1.Q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3.1551in" svg:height="2.7311in" svg:x="18.2571in" svg:y="4.3429in">
            <draw:object draw:notify-on-update-of-ranges="Sheet1.R11:Sheet1.R14 Sheet1.S10:Sheet1.S10 Sheet1.S11:Sheet1.S14 Sheet1.T10:Sheet1.T10 Sheet1.T11:Sheet1.T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3.1551in" svg:height="2.7311in" svg:x="22.2256in" svg:y="5.3579in">
            <draw:object draw:notify-on-update-of-ranges="Sheet1.U11:Sheet1.U14 Sheet1.V10:Sheet1.V10 Sheet1.V11:Sheet1.V14 Sheet1.W10:Sheet1.W10 Sheet1.W11:Sheet1.W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3.1492in" svg:height="2.7555in" svg:x="20.5677in" svg:y="8.7717in">
            <draw:object draw:notify-on-update-of-ranges="Sheet1.Q59:Sheet1.Q59 Sheet1.R59:Sheet1.V59 Sheet1.Q60:Sheet1.Q60 Sheet1.R60:Sheet1.V60 Sheet1.Q61:Sheet1.Q61 Sheet1.R61:Sheet1.V61 Sheet1.Q62:Sheet1.Q62 Sheet1.R62:Sheet1.V6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3.1492in" svg:height="2.7555in" svg:x="24.8602in" svg:y="8.8004in">
            <draw:object draw:notify-on-update-of-ranges="Sheet1.Q64:Sheet1.Q64 Sheet1.R64:Sheet1.V64 Sheet1.Q65:Sheet1.Q65 Sheet1.R65:Sheet1.V65 Sheet1.Q66:Sheet1.Q66 Sheet1.R66:Sheet1.V66 Sheet1.Q67:Sheet1.Q67 Sheet1.R67:Sheet1.V6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svg:width="3.1492in" svg:height="2.7555in" svg:x="20.4748in" svg:y="12.0138in">
            <draw:object draw:notify-on-update-of-ranges="Sheet1.Q70:Sheet1.Q70 Sheet1.R70:Sheet1.V70 Sheet1.Q71:Sheet1.Q71 Sheet1.R71:Sheet1.V71 Sheet1.Q72:Sheet1.Q72 Sheet1.R72:Sheet1.V72 Sheet1.Q73:Sheet1.Q73 Sheet1.R73:Sheet1.V7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.1492in" svg:height="2.7555in" svg:x="24.5051in" svg:y="12.1917in">
            <draw:object draw:notify-on-update-of-ranges="Sheet1.Q75:Sheet1.Q75 Sheet1.R75:Sheet1.V75 Sheet1.Q76:Sheet1.Q76 Sheet1.R76:Sheet1.V76 Sheet1.Q77:Sheet1.Q77 Sheet1.R77:Sheet1.V77 Sheet1.Q78:Sheet1.Q78 Sheet1.R78:Sheet1.V7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15"/>
          <table:table-cell table:style-name="ce1"/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W1 offline</text:p>
          </table:table-cell>
          <table:table-cell table:number-columns-repeated="2"/>
          <table:table-cell office:value-type="string">
            <text:p>W1 online</text:p>
          </table:table-cell>
          <table:table-cell table:number-columns-repeated="2"/>
          <table:table-cell office:value-type="string">
            <text:p>W2 offline</text:p>
          </table:table-cell>
          <table:table-cell table:number-columns-repeated="2"/>
          <table:table-cell office:value-type="string">
            <text:p>W2 onlin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ffline</text:p>
          </table:table-cell>
          <table:table-cell office:value-type="string">
            <text:p>Online</text:p>
          </table:table-cell>
          <table:table-cell/>
          <table:table-cell office:value-type="string">
            <text:p>Offline</text:p>
          </table:table-cell>
          <table:table-cell office:value-type="string">
            <text:p>Online</text:p>
          </table:table-cell>
          <table:table-cell table:number-columns-repeated="6"/>
          <table:table-cell office:value-type="string">
            <text:p>DTMC</text:p>
          </table:table-cell>
          <table:table-cell office:value-type="string">
            <text:p>MDP</text:p>
          </table:table-cell>
          <table:table-cell/>
          <table:table-cell office:value-type="string">
            <text:p>DTMC</text:p>
          </table:table-cell>
          <table:table-cell office:value-type="string">
            <text:p>MDP</text:p>
          </table:table-cell>
          <table:table-cell/>
          <table:table-cell office:value-type="string">
            <text:p>DTMC</text:p>
          </table:table-cell>
          <table:table-cell office:value-type="string">
            <text:p>MDP</text:p>
          </table:table-cell>
          <table:table-cell/>
          <table:table-cell office:value-type="string">
            <text:p>DTMC</text:p>
          </table:table-cell>
          <table:table-cell office:value-type="string">
            <text:p>MDP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4906">
            <text:p>2.55</text:p>
          </table:table-cell>
          <table:table-cell office:value-type="float" office:value="3.53645">
            <text:p>3.54</text:p>
          </table:table-cell>
          <table:table-cell/>
          <table:table-cell office:value-type="float" office:value="1.49125">
            <text:p>1.49</text:p>
          </table:table-cell>
          <table:table-cell office:value-type="float" office:value="1.29743">
            <text:p>1.3</text:p>
          </table:table-cell>
          <table:table-cell table:number-columns-repeated="6"/>
          <table:table-cell office:value-type="float" office:value="2.54906">
            <text:p>2.55</text:p>
          </table:table-cell>
          <table:table-cell office:value-type="float" office:value="2.89795">
            <text:p>2.9</text:p>
          </table:table-cell>
          <table:table-cell/>
          <table:table-cell office:value-type="float" office:value="3.53645">
            <text:p>3.54</text:p>
          </table:table-cell>
          <table:table-cell office:value-type="float" office:value="3.85714">
            <text:p>3.86</text:p>
          </table:table-cell>
          <table:table-cell/>
          <table:table-cell office:value-type="float" office:value="1.49125">
            <text:p>1.49</text:p>
          </table:table-cell>
          <table:table-cell office:value-type="float" office:value="1.67346">
            <text:p>1.67</text:p>
          </table:table-cell>
          <table:table-cell/>
          <table:table-cell office:value-type="float" office:value="1.29743">
            <text:p>1.3</text:p>
          </table:table-cell>
          <table:table-cell office:value-type="float" office:value="1.42857">
            <text:p>1.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30359">
            <text:p>2.3</text:p>
          </table:table-cell>
          <table:table-cell office:value-type="float" office:value="3.48638">
            <text:p>3.49</text:p>
          </table:table-cell>
          <table:table-cell/>
          <table:table-cell office:value-type="float" office:value="1.42923">
            <text:p>1.43</text:p>
          </table:table-cell>
          <table:table-cell office:value-type="float" office:value="1.31882">
            <text:p>1.32</text:p>
          </table:table-cell>
          <table:table-cell table:number-columns-repeated="6"/>
          <table:table-cell office:value-type="float" office:value="2.30359">
            <text:p>2.3</text:p>
          </table:table-cell>
          <table:table-cell office:value-type="float" office:value="2.89795">
            <text:p>2.9</text:p>
          </table:table-cell>
          <table:table-cell/>
          <table:table-cell office:value-type="float" office:value="3.48638">
            <text:p>3.49</text:p>
          </table:table-cell>
          <table:table-cell office:value-type="float" office:value="3.85714">
            <text:p>3.86</text:p>
          </table:table-cell>
          <table:table-cell/>
          <table:table-cell office:value-type="float" office:value="1.42923">
            <text:p>1.43</text:p>
          </table:table-cell>
          <table:table-cell office:value-type="float" office:value="1.67346">
            <text:p>1.67</text:p>
          </table:table-cell>
          <table:table-cell/>
          <table:table-cell office:value-type="float" office:value="1.31882">
            <text:p>1.32</text:p>
          </table:table-cell>
          <table:table-cell office:value-type="float" office:value="1.42857">
            <text:p>1.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7278">
            <text:p>1.87</text:p>
          </table:table-cell>
          <table:table-cell office:value-type="float" office:value="2.525">
            <text:p>2.53</text:p>
          </table:table-cell>
          <table:table-cell/>
          <table:table-cell office:value-type="float" office:value="1.16649">
            <text:p>1.17</text:p>
          </table:table-cell>
          <table:table-cell office:value-type="float" office:value="0.94404">
            <text:p>0.94</text:p>
          </table:table-cell>
          <table:table-cell table:number-columns-repeated="6"/>
          <table:table-cell office:value-type="float" office:value="1.87278">
            <text:p>1.87</text:p>
          </table:table-cell>
          <table:table-cell office:value-type="float" office:value="2.20816">
            <text:p>2.21</text:p>
          </table:table-cell>
          <table:table-cell/>
          <table:table-cell office:value-type="float" office:value="2.525">
            <text:p>2.53</text:p>
          </table:table-cell>
          <table:table-cell office:value-type="float" office:value="2.71428">
            <text:p>2.71</text:p>
          </table:table-cell>
          <table:table-cell/>
          <table:table-cell office:value-type="float" office:value="1.16649">
            <text:p>1.17</text:p>
          </table:table-cell>
          <table:table-cell office:value-type="float" office:value="1.35918">
            <text:p>1.36</text:p>
          </table:table-cell>
          <table:table-cell/>
          <table:table-cell office:value-type="float" office:value="0.94404">
            <text:p>0.94</text:p>
          </table:table-cell>
          <table:table-cell office:value-type="float" office:value="1.02857">
            <text:p>1.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38529">
            <text:p>2.39</text:p>
          </table:table-cell>
          <table:table-cell office:value-type="float" office:value="3.37359">
            <text:p>3.37</text:p>
          </table:table-cell>
          <table:table-cell/>
          <table:table-cell office:value-type="float" office:value="1.43599">
            <text:p>1.44</text:p>
          </table:table-cell>
          <table:table-cell office:value-type="float" office:value="1.2556">
            <text:p>1.26</text:p>
          </table:table-cell>
          <table:table-cell table:number-columns-repeated="6"/>
          <table:table-cell office:value-type="float" office:value="2.38529">
            <text:p>2.39</text:p>
          </table:table-cell>
          <table:table-cell office:value-type="float" office:value="2.89795">
            <text:p>2.9</text:p>
          </table:table-cell>
          <table:table-cell/>
          <table:table-cell office:value-type="float" office:value="3.37359">
            <text:p>3.37</text:p>
          </table:table-cell>
          <table:table-cell office:value-type="float" office:value="3.85714">
            <text:p>3.86</text:p>
          </table:table-cell>
          <table:table-cell/>
          <table:table-cell office:value-type="float" office:value="1.43599">
            <text:p>1.44</text:p>
          </table:table-cell>
          <table:table-cell office:value-type="float" office:value="1.67346">
            <text:p>1.67</text:p>
          </table:table-cell>
          <table:table-cell/>
          <table:table-cell office:value-type="float" office:value="1.2556">
            <text:p>1.26</text:p>
          </table:table-cell>
          <table:table-cell office:value-type="float" office:value="1.42857">
            <text:p>1.43</text:p>
          </table:table-cell>
          <table:table-cell table:number-columns-repeated="6"/>
        </table:table-row>
        <table:table-row table:style-name="ro1" table:number-rows-repeated="43">
          <table:table-cell table:number-columns-repeated="29"/>
        </table:table-row>
        <table:table-row table:style-name="ro1">
          <table:table-cell table:number-columns-repeated="15"/>
          <table:table-cell office:value-type="string">
            <text:p>Offlin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>
            <text:p>W1</text:p>
          </table:table-cell>
          <table:table-cell office:value-type="string">
            <text:p>Full</text:p>
          </table:table-cell>
          <table:table-cell office:value-type="float" office:value="0.2653">
            <text:p>0.27</text:p>
          </table:table-cell>
          <table:table-cell office:value-type="float" office:value="0.97959">
            <text:p>0.98</text:p>
          </table:table-cell>
          <table:table-cell office:value-type="float" office:value="2.32653">
            <text:p>2.33</text:p>
          </table:table-cell>
          <table:table-cell office:value-type="float" office:value="2.55102">
            <text:p>2.55</text:p>
          </table:table-cell>
          <table:table-cell office:value-type="float" office:value="2.89795">
            <text:p>2.9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Ring</text:p>
          </table:table-cell>
          <table:table-cell office:value-type="float" office:value="0.2653">
            <text:p>0.27</text:p>
          </table:table-cell>
          <table:table-cell office:value-type="float" office:value="0.97959">
            <text:p>0.98</text:p>
          </table:table-cell>
          <table:table-cell office:value-type="float" office:value="1.64897">
            <text:p>1.65</text:p>
          </table:table-cell>
          <table:table-cell office:value-type="float" office:value="2.41972">
            <text:p>2.42</text:p>
          </table:table-cell>
          <table:table-cell office:value-type="float" office:value="2.89795">
            <text:p>2.9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Star</text:p>
          </table:table-cell>
          <table:table-cell office:value-type="float" office:value="0.2653">
            <text:p>0.27</text:p>
          </table:table-cell>
          <table:table-cell office:value-type="float" office:value="0.97959">
            <text:p>0.98</text:p>
          </table:table-cell>
          <table:table-cell office:value-type="float" office:value="1.91496">
            <text:p>1.91</text:p>
          </table:table-cell>
          <table:table-cell office:value-type="float" office:value="2.07857">
            <text:p>2.08</text:p>
          </table:table-cell>
          <table:table-cell office:value-type="float" office:value="2.20816">
            <text:p>2.21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Isolated</text:p>
          </table:table-cell>
          <table:table-cell office:value-type="float" office:value="0.2653">
            <text:p>0.27</text:p>
          </table:table-cell>
          <table:table-cell office:value-type="float" office:value="0.97959">
            <text:p>0.98</text:p>
          </table:table-cell>
          <table:table-cell office:value-type="float" office:value="2.22619">
            <text:p>2.23</text:p>
          </table:table-cell>
          <table:table-cell office:value-type="float" office:value="2.5238">
            <text:p>2.52</text:p>
          </table:table-cell>
          <table:table-cell office:value-type="float" office:value="2.89795">
            <text:p>2.9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5"/>
          <table:table-cell office:value-type="string">
            <text:p>W2</text:p>
          </table:table-cell>
          <table:table-cell office:value-type="string">
            <text:p>Full</text:p>
          </table:table-cell>
          <table:table-cell office:value-type="float" office:value="0.2653">
            <text:p>0.27</text:p>
          </table:table-cell>
          <table:table-cell office:value-type="float" office:value="0.71428">
            <text:p>0.71</text:p>
          </table:table-cell>
          <table:table-cell office:value-type="float" office:value="1.24489">
            <text:p>1.24</text:p>
          </table:table-cell>
          <table:table-cell office:value-type="float" office:value="1.42857">
            <text:p>1.43</text:p>
          </table:table-cell>
          <table:table-cell office:value-type="float" office:value="1.67346">
            <text:p>1.67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Ring</text:p>
          </table:table-cell>
          <table:table-cell office:value-type="float" office:value="0.2653">
            <text:p>0.27</text:p>
          </table:table-cell>
          <table:table-cell office:value-type="float" office:value="0.71428">
            <text:p>0.71</text:p>
          </table:table-cell>
          <table:table-cell office:value-type="float" office:value="1.07891">
            <text:p>1.08</text:p>
          </table:table-cell>
          <table:table-cell office:value-type="float" office:value="1.4068">
            <text:p>1.41</text:p>
          </table:table-cell>
          <table:table-cell office:value-type="float" office:value="1.67346">
            <text:p>1.67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Star</text:p>
          </table:table-cell>
          <table:table-cell office:value-type="float" office:value="0.2653">
            <text:p>0.27</text:p>
          </table:table-cell>
          <table:table-cell office:value-type="float" office:value="0.71428">
            <text:p>0.71</text:p>
          </table:table-cell>
          <table:table-cell office:value-type="float" office:value="1.15986">
            <text:p>1.16</text:p>
          </table:table-cell>
          <table:table-cell office:value-type="float" office:value="1.25884">
            <text:p>1.26</text:p>
          </table:table-cell>
          <table:table-cell office:value-type="float" office:value="1.35918">
            <text:p>1.36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Isolated</text:p>
          </table:table-cell>
          <table:table-cell office:value-type="float" office:value="0.2653">
            <text:p>0.27</text:p>
          </table:table-cell>
          <table:table-cell office:value-type="float" office:value="0.71428">
            <text:p>0.71</text:p>
          </table:table-cell>
          <table:table-cell office:value-type="float" office:value="1.23129">
            <text:p>1.23</text:p>
          </table:table-cell>
          <table:table-cell office:value-type="float" office:value="1.41496">
            <text:p>1.41</text:p>
          </table:table-cell>
          <table:table-cell office:value-type="float" office:value="1.67346">
            <text:p>1.67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5"/>
          <table:table-cell office:value-type="string">
            <text:p>Onlin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>
            <text:p>W1</text:p>
          </table:table-cell>
          <table:table-cell office:value-type="string">
            <text:p>Full</text:p>
          </table:table-cell>
          <table:table-cell office:value-type="float" office:value="0.14285">
            <text:p>0.14</text:p>
          </table:table-cell>
          <table:table-cell office:value-type="float" office:value="0.85714">
            <text:p>0.86</text:p>
          </table:table-cell>
          <table:table-cell office:value-type="float" office:value="2.99999">
            <text:p>3</text:p>
          </table:table-cell>
          <table:table-cell office:value-type="float" office:value="3.14285">
            <text:p>3.14</text:p>
          </table:table-cell>
          <table:table-cell office:value-type="float" office:value="3.85714">
            <text:p>3.86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Ring</text:p>
          </table:table-cell>
          <table:table-cell office:value-type="float" office:value="0.14285">
            <text:p>0.14</text:p>
          </table:table-cell>
          <table:table-cell office:value-type="float" office:value="0.85714">
            <text:p>0.86</text:p>
          </table:table-cell>
          <table:table-cell office:value-type="float" office:value="2.29047">
            <text:p>2.29</text:p>
          </table:table-cell>
          <table:table-cell office:value-type="float" office:value="3.08928">
            <text:p>3.09</text:p>
          </table:table-cell>
          <table:table-cell office:value-type="float" office:value="3.85714">
            <text:p>3.86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Star</text:p>
          </table:table-cell>
          <table:table-cell office:value-type="float" office:value="0.14285">
            <text:p>0.14</text:p>
          </table:table-cell>
          <table:table-cell office:value-type="float" office:value="0.85714">
            <text:p>0.86</text:p>
          </table:table-cell>
          <table:table-cell office:value-type="float" office:value="2.33333">
            <text:p>2.33</text:p>
          </table:table-cell>
          <table:table-cell office:value-type="float" office:value="2.60714">
            <text:p>2.61</text:p>
          </table:table-cell>
          <table:table-cell office:value-type="float" office:value="2.71428">
            <text:p>2.71</text:p>
          </table:table-cell>
          <table:table-cell/>
          <table:table-cell office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>
            <text:p>Isolated</text:p>
          </table:table-cell>
          <table:table-cell office:value-type="float" office:value="0.14285">
            <text:p>0.14</text:p>
          </table:table-cell>
          <table:table-cell office:value-type="float" office:value="0.85714">
            <text:p>0.86</text:p>
          </table:table-cell>
          <table:table-cell office:value-type="float" office:value="2.99999">
            <text:p>3</text:p>
          </table:table-cell>
          <table:table-cell office:value-type="float" office:value="3.14285">
            <text:p>3.14</text:p>
          </table:table-cell>
          <table:table-cell office:value-type="float" office:value="3.85714">
            <text:p>3.86</text:p>
          </table:table-cell>
          <table:table-cell table:number-columns-repeated="6"/>
          <table:table-cell office:value-type="string">
            <text:p><text:s/></text:p>
          </table:table-cell>
        </table:table-row>
        <table:table-row table:style-name="ro1">
          <table:table-cell table:number-columns-repeated="28"/>
          <table:table-cell office:value-type="string">
            <text:p><text:s/></text:p>
          </table:table-cell>
        </table:table-row>
        <table:table-row table:style-name="ro1">
          <table:table-cell table:number-columns-repeated="15"/>
          <table:table-cell office:value-type="string">
            <text:p>W2</text:p>
          </table:table-cell>
          <table:table-cell office:value-type="string">
            <text:p>Full</text:p>
          </table:table-cell>
          <table:table-cell office:value-type="float" office:value="0.14285">
            <text:p>0.14</text:p>
          </table:table-cell>
          <table:table-cell office:value-type="float" office:value="0.42857">
            <text:p>0.43</text:p>
          </table:table-cell>
          <table:table-cell office:value-type="float" office:value="0.99999">
            <text:p>1</text:p>
          </table:table-cell>
          <table:table-cell office:value-type="float" office:value="1.14285">
            <text:p>1.14</text:p>
          </table:table-cell>
          <table:table-cell office:value-type="float" office:value="1.42857">
            <text:p>1.43</text:p>
          </table:table-cell>
          <table:table-cell table:number-columns-repeated="6"/>
          <table:table-cell office:value-type="string">
            <text:p><text:s/></text:p>
          </table:table-cell>
        </table:table-row>
        <table:table-row table:style-name="ro1">
          <table:table-cell table:number-columns-repeated="16"/>
          <table:table-cell office:value-type="string">
            <text:p>Ring</text:p>
          </table:table-cell>
          <table:table-cell office:value-type="float" office:value="0.14285">
            <text:p>0.14</text:p>
          </table:table-cell>
          <table:table-cell office:value-type="float" office:value="0.42857">
            <text:p>0.43</text:p>
          </table:table-cell>
          <table:table-cell office:value-type="float" office:value="0.85238">
            <text:p>0.85</text:p>
          </table:table-cell>
          <table:table-cell office:value-type="float" office:value="1.12738">
            <text:p>1.13</text:p>
          </table:table-cell>
          <table:table-cell office:value-type="float" office:value="1.42857">
            <text:p>1.43</text:p>
          </table:table-cell>
          <table:table-cell table:number-columns-repeated="6"/>
          <table:table-cell office:value-type="string">
            <text:p><text:s/></text:p>
          </table:table-cell>
        </table:table-row>
        <table:table-row table:style-name="ro1">
          <table:table-cell table:number-columns-repeated="16"/>
          <table:table-cell office:value-type="string">
            <text:p>Star</text:p>
          </table:table-cell>
          <table:table-cell office:value-type="float" office:value="0.14285">
            <text:p>0.14</text:p>
          </table:table-cell>
          <table:table-cell office:value-type="float" office:value="0.42857">
            <text:p>0.43</text:p>
          </table:table-cell>
          <table:table-cell office:value-type="float" office:value="0.85714">
            <text:p>0.86</text:p>
          </table:table-cell>
          <table:table-cell office:value-type="float" office:value="0.99999">
            <text:p>1</text:p>
          </table:table-cell>
          <table:table-cell office:value-type="float" office:value="1.02857">
            <text:p>1.0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Isolated</text:p>
          </table:table-cell>
          <table:table-cell office:value-type="float" office:value="0.14285">
            <text:p>0.14</text:p>
          </table:table-cell>
          <table:table-cell office:value-type="float" office:value="0.42857">
            <text:p>0.43</text:p>
          </table:table-cell>
          <table:table-cell office:value-type="float" office:value="0.99999">
            <text:p>1</text:p>
          </table:table-cell>
          <table:table-cell office:value-type="float" office:value="1.14285">
            <text:p>1.14</text:p>
          </table:table-cell>
          <table:table-cell office:value-type="float" office:value="1.42857">
            <text:p>1.43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6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5T14:54:49</meta:creation-date>
    <meta:editing-duration>PT03H16M44S</meta:editing-duration>
    <meta:editing-cycles>10</meta:editing-cycles>
    <meta:generator>OpenOffice.org/3.2$Unix OpenOffice.org_project/320m12$Build-9483</meta:generator>
    <meta:initial-creator>Aistis Simaitis</meta:initial-creator>
    <dc:date>2011-04-07T16:11:43</dc:date>
    <dc:creator>Aistis Simaitis</dc:creator>
    <meta:document-statistic meta:table-count="3" meta:cell-count="18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Sans" style:font-style-name="Regular" fo:font-size="9pt" style:font-size-asian="9pt" style:font-size-complex="9pt"/>
    </style:style>
    <style:style style:name="ch8" style:family="chart" style:data-style-name="N0">
      <style:graphic-properties draw:stroke="none" draw:fill-color="#000000"/>
      <style:text-properties fo:font-size="6pt" style:font-size-asian="6pt" style:font-size-complex="6pt"/>
    </style:style>
    <style:style style:name="ch9" style:family="chart" style:data-style-name="N0">
      <style:graphic-properties draw:stroke="none" svg:stroke-width="0.051cm" draw:fill-color="#999999" draw:opacity-name="ChartTransparencyGradient_20_1"/>
      <style:text-properties fo:font-size="6pt" style:font-size-asian="6pt" style:font-size-complex="6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015cm" svg:height="6.938cm" xlink:href=".." chart:class="chart:bar" chart:style-name="ch1">
        <chart:legend chart:legend-position="top" svg:x="2.594cm" svg:y="0.338cm" chart:style-name="ch2"/>
        <chart:plot-area chart:style-name="ch3" table:cell-range-address="Sheet1.D10:Sheet1.F14" chart:data-source-has-labels="both" svg:x="0.118cm" svg:y="0.796cm" svg:width="7.575cm" svg:height="5.247cm">
          <chart:axis chart:dimension="x" chart:name="primary-x" chart:style-name="ch4">
            <chart:title svg:x="2.828cm" svg:y="5.982cm" chart:style-name="ch5">
              <text:p>Agent organisation</text:p>
            </chart:title>
            <chart:categories table:cell-range-address="Sheet1.D11:Sheet1.D14"/>
          </chart:axis>
          <chart:axis chart:dimension="y" chart:name="primary-y" chart:style-name="ch6">
            <chart:title svg:x="0.159cm" svg:y="4.497cm" chart:style-name="ch7">
              <text:p>Expected reward</text:p>
            </chart:title>
          </chart:axis>
          <chart:series chart:style-name="ch8" chart:values-cell-range-address="Sheet1.E11:Sheet1.E14" chart:label-cell-address="Sheet1.E10:Sheet1.E10" chart:class="chart:bar">
            <chart:data-point chart:repeated="4"/>
          </chart:series>
          <chart:series chart:style-name="ch9" chart:values-cell-range-address="Sheet1.F11:Sheet1.F14" chart:label-cell-address="Sheet1.F10:Sheet1.F10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6.114cm" svg:height="0.973cm" svg:x="1.65cm" svg:y="5.383cm">
          <draw:image xlink:href="Pictures/200000B5000017E2000003CD4873269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0:Sheet1.E10">Offline</text:p>
              </table:table-cell>
              <table:table-cell office:value-type="string">
                <text:p text:id="Sheet1.F10:Sheet1.F10">Online</text:p>
              </table:table-cell>
            </table:table-row>
          </table:table-header-rows>
          <table:table-rows>
            <table:table-row>
              <table:table-cell office:value-type="string">
                <text:p text:id="Sheet1.D11:Sheet1.D14"/>
              </table:table-cell>
              <table:table-cell office:value-type="float" office:value="1.49125">
                <text:p text:id="Sheet1.E11:Sheet1.E14">1.49125</text:p>
              </table:table-cell>
              <table:table-cell office:value-type="float" office:value="1.29743">
                <text:p text:id="Sheet1.F11:Sheet1.F14">1.2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2923">
                <text:p>1.42923</text:p>
              </table:table-cell>
              <table:table-cell office:value-type="float" office:value="1.31882">
                <text:p>1.31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6649">
                <text:p>1.16649</text:p>
              </table:table-cell>
              <table:table-cell office:value-type="float" office:value="0.94404">
                <text:p>0.94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3599">
                <text:p>1.43599</text:p>
              </table:table-cell>
              <table:table-cell office:value-type="float" office:value="1.2556">
                <text:p>1.2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ellipsoid" draw:cx="50%" draw:cy="50%" draw:start="100%" draw:end="0%" draw:angle="0" draw:border="0%"/>
    <draw:opacity draw:name="ChartTransparencyGradient_20_4" draw:display-name="ChartTransparencyGradient 4" draw:style="radial" draw:cx="50%" draw:cy="50%" draw:start="100%" draw:end="0%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.8" chart:interval-major="0.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 xlink:href="Pictures/2000000D000000DD000000DDA34BA28A.svm" xlink:type="simple" xlink:actuate="onLoad"/>
      </style:chart-properties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bow-tie" chart:symbol-width="0.1cm" chart:symbol-height="0.1cm"/>
      <style:graphic-properties draw:stroke="dash" draw:stroke-dash="Fine_20_Dashed_20__28_var_29_" svg:stroke-width="0.025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F000000DF47D2A0B4.svm" xlink:type="simple" xlink:actuate="onLoad"/>
      </style:chart-properties>
      <style:graphic-properties draw:stroke="dash" draw:stroke-dash="Ultrafine_20_2_20_Dots_20_3_20_Dashes" svg:stroke-width="0.025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1cm" chart:symbol-height="0.1cm"/>
      <style:graphic-properties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top" svg:x="1.587cm" svg:y="0.14cm" chart:style-name="ch2"/>
        <chart:plot-area chart:style-name="ch3" table:cell-range-address="Sheet1.Q75:Sheet1.V78" chart:data-source-has-labels="column" svg:x="0.119cm" svg:y="0.843cm" svg:width="7.561cm" svg:height="6.078cm">
          <chart:axis chart:dimension="x" chart:name="primary-x" chart:style-name="ch4">
            <chart:title svg:x="3.206cm" svg:y="6.489cm" chart:style-name="ch5">
              <text:p>Coalition size</text:p>
            </chart:title>
          </chart:axis>
          <chart:axis chart:dimension="y" chart:name="primary-y" chart:style-name="ch6">
            <chart:title svg:x="0.161cm" svg:y="4.813cm" chart:style-name="ch7">
              <text:p>Expected reward</text:p>
            </chart:title>
          </chart:axis>
          <chart:series chart:style-name="ch8" chart:values-cell-range-address="Sheet1.R75:Sheet1.V75" chart:label-cell-address="Sheet1.Q75:Sheet1.Q75" chart:class="chart:line">
            <chart:data-point chart:repeated="5"/>
          </chart:series>
          <chart:series chart:style-name="ch9" chart:values-cell-range-address="Sheet1.R76:Sheet1.V76" chart:label-cell-address="Sheet1.Q76:Sheet1.Q76" chart:class="chart:line">
            <chart:data-point chart:repeated="5"/>
          </chart:series>
          <chart:series chart:style-name="ch10" chart:values-cell-range-address="Sheet1.R77:Sheet1.V77" chart:label-cell-address="Sheet1.Q77:Sheet1.Q77" chart:class="chart:line">
            <chart:data-point chart:repeated="5"/>
          </chart:series>
          <chart:series chart:style-name="ch11" chart:values-cell-range-address="Sheet1.R78:Sheet1.V78" chart:label-cell-address="Sheet1.Q78:Sheet1.Q7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Q75:Sheet1.Q75">Full</text:p>
              </table:table-cell>
              <table:table-cell office:value-type="float" office:value="0.14285">
                <text:p text:id="Sheet1.R75:Sheet1.V75">0.14285</text:p>
              </table:table-cell>
              <table:table-cell office:value-type="float" office:value="0.42857">
                <text:p>0.42857</text:p>
              </table:table-cell>
              <table:table-cell office:value-type="float" office:value="0.99999">
                <text:p>0.99999</text:p>
              </table:table-cell>
              <table:table-cell office:value-type="float" office:value="1.14285">
                <text:p>1.14285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 text:id="Sheet1.Q76:Sheet1.Q76">Ring</text:p>
              </table:table-cell>
              <table:table-cell office:value-type="float" office:value="0.14285">
                <text:p text:id="Sheet1.R76:Sheet1.V76">0.14285</text:p>
              </table:table-cell>
              <table:table-cell office:value-type="float" office:value="0.42857">
                <text:p>0.42857</text:p>
              </table:table-cell>
              <table:table-cell office:value-type="float" office:value="0.85238">
                <text:p>0.85238</text:p>
              </table:table-cell>
              <table:table-cell office:value-type="float" office:value="1.12738">
                <text:p>1.12738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 text:id="Sheet1.Q77:Sheet1.Q77">Star</text:p>
              </table:table-cell>
              <table:table-cell office:value-type="float" office:value="0.14285">
                <text:p text:id="Sheet1.R77:Sheet1.V77">0.14285</text:p>
              </table:table-cell>
              <table:table-cell office:value-type="float" office:value="0.42857">
                <text:p>0.42857</text:p>
              </table:table-cell>
              <table:table-cell office:value-type="float" office:value="0.85714">
                <text:p>0.85714</text:p>
              </table:table-cell>
              <table:table-cell office:value-type="float" office:value="0.99999">
                <text:p>0.99999</text:p>
              </table:table-cell>
              <table:table-cell office:value-type="float" office:value="1.02857">
                <text:p>1.02857</text:p>
              </table:table-cell>
            </table:table-row>
            <table:table-row>
              <table:table-cell office:value-type="string">
                <text:p text:id="Sheet1.Q78:Sheet1.Q78">Isolated</text:p>
              </table:table-cell>
              <table:table-cell office:value-type="float" office:value="0.14285">
                <text:p text:id="Sheet1.R78:Sheet1.V78">0.14285</text:p>
              </table:table-cell>
              <table:table-cell office:value-type="float" office:value="0.42857">
                <text:p>0.42857</text:p>
              </table:table-cell>
              <table:table-cell office:value-type="float" office:value="0.99999">
                <text:p>0.99999</text:p>
              </table:table-cell>
              <table:table-cell office:value-type="float" office:value="1.14285">
                <text:p>1.14285</text:p>
              </table:table-cell>
              <table:table-cell office:value-type="float" office:value="1.42857">
                <text:p>1.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Sans" style:font-style-name="Regular" fo:font-size="9pt" style:font-size-asian="9pt" style:font-size-complex="9pt"/>
    </style:style>
    <style:style style:name="ch8" style:family="chart" style:data-style-name="N0">
      <style:graphic-properties draw:stroke="none" draw:fill-color="#000000"/>
      <style:text-properties fo:font-size="6pt" style:font-size-asian="6pt" style:font-size-complex="6pt"/>
    </style:style>
    <style:style style:name="ch9" style:family="chart" style:data-style-name="N0">
      <style:graphic-properties draw:stroke="none" svg:stroke-width="0.051cm" draw:fill-color="#999999" draw:opacity-name="ChartTransparencyGradient_20_1"/>
      <style:text-properties fo:font-size="6pt" style:font-size-asian="6pt" style:font-size-complex="6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015cm" svg:height="6.938cm" xlink:href=".." chart:class="chart:bar" chart:column-mapping="0" chart:style-name="ch1">
        <chart:legend chart:legend-position="top" svg:x="2.594cm" svg:y="0.338cm" chart:style-name="ch2"/>
        <chart:plot-area chart:style-name="ch3" table:cell-range-address="Sheet1.A21:Sheet1.A24 Sheet1.B10:Sheet1.C14" chart:data-source-has-labels="both" svg:x="0.118cm" svg:y="0.796cm" svg:width="7.575cm" svg:height="5.247cm">
          <chart:axis chart:dimension="x" chart:name="primary-x" chart:style-name="ch4">
            <chart:title svg:x="2.828cm" svg:y="5.982cm" chart:style-name="ch5">
              <text:p>Agent organisation</text:p>
            </chart:title>
            <chart:categories table:cell-range-address="Sheet1.A21:Sheet1.A24"/>
          </chart:axis>
          <chart:axis chart:dimension="y" chart:name="primary-y" chart:style-name="ch6">
            <chart:title svg:x="0.159cm" svg:y="4.497cm" chart:style-name="ch7">
              <text:p>Expected reward</text:p>
            </chart:title>
          </chart:axis>
          <chart:series chart:style-name="ch8" chart:values-cell-range-address="Sheet1.B11:Sheet1.B14" chart:label-cell-address="Sheet1.B10:Sheet1.B10" chart:class="chart:bar">
            <chart:data-point chart:repeated="4"/>
          </chart:series>
          <chart:series chart:style-name="ch9" chart:values-cell-range-address="Sheet1.C11:Sheet1.C14" chart:label-cell-address="Sheet1.C10:Sheet1.C10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6.114cm" svg:height="0.973cm" svg:x="1.65cm" svg:y="5.383cm">
          <draw:image xlink:href="Pictures/200000B5000017E2000003CD7EEA8731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0:Sheet1.B10">Offline</text:p>
              </table:table-cell>
              <table:table-cell office:value-type="string">
                <text:p text:id="Sheet1.C10:Sheet1.C10">Online</text:p>
              </table:table-cell>
            </table:table-row>
          </table:table-header-rows>
          <table:table-rows>
            <table:table-row>
              <table:table-cell office:value-type="string">
                <text:p text:id="Sheet1.A21:Sheet1.A24"/>
              </table:table-cell>
              <table:table-cell office:value-type="float" office:value="2.54906">
                <text:p text:id="Sheet1.B11:Sheet1.B14">2.54906</text:p>
              </table:table-cell>
              <table:table-cell office:value-type="float" office:value="3.53645">
                <text:p text:id="Sheet1.C11:Sheet1.C14">3.53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0359">
                <text:p>2.30359</text:p>
              </table:table-cell>
              <table:table-cell office:value-type="float" office:value="3.48638">
                <text:p>3.4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7278">
                <text:p>1.87278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8529">
                <text:p>2.38529</text:p>
              </table:table-cell>
              <table:table-cell office:value-type="float" office:value="3.37359">
                <text:p>3.37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ellipsoid" draw:cx="50%" draw:cy="50%" draw:start="100%" draw:end="0%" draw:angle="0" draw:border="0%"/>
    <draw:opacity draw:name="ChartTransparencyGradient_20_4" draw:display-name="ChartTransparencyGradient 4" draw:style="radial" draw:cx="50%" draw:cy="50%" draw:start="100%" draw:end="0%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Sans" style:font-style-name="Regular" fo:font-size="9pt" style:font-size-asian="9pt" style:font-size-complex="9pt"/>
    </style:style>
    <style:style style:name="ch8" style:family="chart" style:data-style-name="N0">
      <style:graphic-properties draw:stroke="none" draw:fill-color="#000000"/>
      <style:text-properties fo:font-size="6pt" style:font-size-asian="6pt" style:font-size-complex="6pt"/>
    </style:style>
    <style:style style:name="ch9" style:family="chart" style:data-style-name="N0">
      <style:graphic-properties draw:stroke="none" svg:stroke-width="0.051cm" draw:fill-color="#999999" draw:opacity-name="ChartTransparencyGradient_20_1"/>
      <style:text-properties fo:font-size="6pt" style:font-size-asian="6pt" style:font-size-complex="6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015cm" svg:height="6.938cm" xlink:href=".." chart:class="chart:bar" chart:style-name="ch1">
        <chart:legend chart:legend-position="top" svg:x="2.594cm" svg:y="0.338cm" chart:style-name="ch2"/>
        <chart:plot-area chart:style-name="ch3" table:cell-range-address="Sheet1.L10:Sheet1.N14" chart:data-source-has-labels="both" svg:x="0.118cm" svg:y="0.796cm" svg:width="7.575cm" svg:height="5.247cm">
          <chart:axis chart:dimension="x" chart:name="primary-x" chart:style-name="ch4">
            <chart:title svg:x="2.828cm" svg:y="5.982cm" chart:style-name="ch5">
              <text:p>Agent organisation</text:p>
            </chart:title>
            <chart:categories table:cell-range-address="Sheet1.L11:Sheet1.L14"/>
          </chart:axis>
          <chart:axis chart:dimension="y" chart:name="primary-y" chart:style-name="ch6">
            <chart:title svg:x="0.159cm" svg:y="4.497cm" chart:style-name="ch7">
              <text:p>Expected reward</text:p>
            </chart:title>
          </chart:axis>
          <chart:series chart:style-name="ch8" chart:values-cell-range-address="Sheet1.M11:Sheet1.M14" chart:label-cell-address="Sheet1.M10:Sheet1.M10" chart:class="chart:bar">
            <chart:data-point chart:repeated="4"/>
          </chart:series>
          <chart:series chart:style-name="ch9" chart:values-cell-range-address="Sheet1.N11:Sheet1.N14" chart:label-cell-address="Sheet1.N10:Sheet1.N10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6.114cm" svg:height="0.973cm" svg:x="1.65cm" svg:y="5.383cm">
          <draw:image xlink:href="Pictures/200000B5000017E2000003CD4873269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10:Sheet1.M10">DTMC</text:p>
              </table:table-cell>
              <table:table-cell office:value-type="string">
                <text:p text:id="Sheet1.N10:Sheet1.N10">MDP</text:p>
              </table:table-cell>
            </table:table-row>
          </table:table-header-rows>
          <table:table-rows>
            <table:table-row>
              <table:table-cell office:value-type="string">
                <text:p text:id="Sheet1.L11:Sheet1.L14"/>
              </table:table-cell>
              <table:table-cell office:value-type="float" office:value="2.54906">
                <text:p text:id="Sheet1.M11:Sheet1.M14">2.54906</text:p>
              </table:table-cell>
              <table:table-cell office:value-type="float" office:value="2.89795">
                <text:p text:id="Sheet1.N11:Sheet1.N14">2.8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0359">
                <text:p>2.30359</text:p>
              </table:table-cell>
              <table:table-cell office:value-type="float" office:value="2.89795">
                <text:p>2.8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7278">
                <text:p>1.87278</text:p>
              </table:table-cell>
              <table:table-cell office:value-type="float" office:value="2.20816">
                <text:p>2.20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8529">
                <text:p>2.38529</text:p>
              </table:table-cell>
              <table:table-cell office:value-type="float" office:value="2.89795">
                <text:p>2.897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ellipsoid" draw:cx="50%" draw:cy="50%" draw:start="100%" draw:end="0%" draw:angle="0" draw:border="0%"/>
    <draw:opacity draw:name="ChartTransparencyGradient_20_4" draw:display-name="ChartTransparencyGradient 4" draw:style="radial" draw:cx="50%" draw:cy="50%" draw:start="100%" draw:end="0%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Sans" style:font-style-name="Regular" fo:font-size="9pt" style:font-size-asian="9pt" style:font-size-complex="9pt"/>
    </style:style>
    <style:style style:name="ch8" style:family="chart" style:data-style-name="N0">
      <style:graphic-properties draw:stroke="none" draw:fill-color="#000000"/>
      <style:text-properties fo:font-size="6pt" style:font-size-asian="6pt" style:font-size-complex="6pt"/>
    </style:style>
    <style:style style:name="ch9" style:family="chart" style:data-style-name="N0">
      <style:graphic-properties draw:stroke="none" svg:stroke-width="0.051cm" draw:fill-color="#999999" draw:opacity-name="ChartTransparencyGradient_20_1"/>
      <style:text-properties fo:font-size="6pt" style:font-size-asian="6pt" style:font-size-complex="6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015cm" svg:height="6.938cm" xlink:href=".." chart:class="chart:bar" chart:style-name="ch1">
        <chart:legend chart:legend-position="top" svg:x="2.594cm" svg:y="0.338cm" chart:style-name="ch2"/>
        <chart:plot-area chart:style-name="ch3" table:cell-range-address="Sheet1.O10:Sheet1.Q14" chart:data-source-has-labels="both" svg:x="0.118cm" svg:y="0.796cm" svg:width="7.575cm" svg:height="5.247cm">
          <chart:axis chart:dimension="x" chart:name="primary-x" chart:style-name="ch4">
            <chart:title svg:x="2.828cm" svg:y="5.982cm" chart:style-name="ch5">
              <text:p>Agent organisation</text:p>
            </chart:title>
            <chart:categories table:cell-range-address="Sheet1.O11:Sheet1.O14"/>
          </chart:axis>
          <chart:axis chart:dimension="y" chart:name="primary-y" chart:style-name="ch6">
            <chart:title svg:x="0.159cm" svg:y="4.497cm" chart:style-name="ch7">
              <text:p>Expected reward</text:p>
            </chart:title>
          </chart:axis>
          <chart:series chart:style-name="ch8" chart:values-cell-range-address="Sheet1.P11:Sheet1.P14" chart:label-cell-address="Sheet1.P10:Sheet1.P10" chart:class="chart:bar">
            <chart:data-point chart:repeated="4"/>
          </chart:series>
          <chart:series chart:style-name="ch9" chart:values-cell-range-address="Sheet1.Q11:Sheet1.Q14" chart:label-cell-address="Sheet1.Q10:Sheet1.Q10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6.114cm" svg:height="0.973cm" svg:x="1.65cm" svg:y="5.383cm">
          <draw:image xlink:href="Pictures/200000B5000017E2000003CD4873269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10:Sheet1.P10">DTMC</text:p>
              </table:table-cell>
              <table:table-cell office:value-type="string">
                <text:p text:id="Sheet1.Q10:Sheet1.Q10">MDP</text:p>
              </table:table-cell>
            </table:table-row>
          </table:table-header-rows>
          <table:table-rows>
            <table:table-row>
              <table:table-cell office:value-type="string">
                <text:p text:id="Sheet1.O11:Sheet1.O14"/>
              </table:table-cell>
              <table:table-cell office:value-type="float" office:value="3.53645">
                <text:p text:id="Sheet1.P11:Sheet1.P14">3.53645</text:p>
              </table:table-cell>
              <table:table-cell office:value-type="float" office:value="3.85714">
                <text:p text:id="Sheet1.Q11:Sheet1.Q14">3.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8638">
                <text:p>3.48638</text:p>
              </table:table-cell>
              <table:table-cell office:value-type="float" office:value="3.85714">
                <text:p>3.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25">
                <text:p>2.525</text:p>
              </table:table-cell>
              <table:table-cell office:value-type="float" office:value="2.71428">
                <text:p>2.71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7359">
                <text:p>3.37359</text:p>
              </table:table-cell>
              <table:table-cell office:value-type="float" office:value="3.85714">
                <text:p>3.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ellipsoid" draw:cx="50%" draw:cy="50%" draw:start="100%" draw:end="0%" draw:angle="0" draw:border="0%"/>
    <draw:opacity draw:name="ChartTransparencyGradient_20_4" draw:display-name="ChartTransparencyGradient 4" draw:style="radial" draw:cx="50%" draw:cy="50%" draw:start="100%" draw:end="0%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Sans" style:font-style-name="Regular" fo:font-size="9pt" style:font-size-asian="9pt" style:font-size-complex="9pt"/>
    </style:style>
    <style:style style:name="ch8" style:family="chart" style:data-style-name="N0">
      <style:graphic-properties draw:stroke="none" draw:fill-color="#000000"/>
      <style:text-properties fo:font-size="6pt" style:font-size-asian="6pt" style:font-size-complex="6pt"/>
    </style:style>
    <style:style style:name="ch9" style:family="chart" style:data-style-name="N0">
      <style:graphic-properties draw:stroke="none" svg:stroke-width="0.051cm" draw:fill-color="#999999" draw:opacity-name="ChartTransparencyGradient_20_1"/>
      <style:text-properties fo:font-size="6pt" style:font-size-asian="6pt" style:font-size-complex="6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015cm" svg:height="6.938cm" xlink:href=".." chart:class="chart:bar" chart:style-name="ch1">
        <chart:legend chart:legend-position="top" svg:x="2.594cm" svg:y="0.338cm" chart:style-name="ch2"/>
        <chart:plot-area chart:style-name="ch3" table:cell-range-address="Sheet1.R10:Sheet1.T14" chart:data-source-has-labels="both" svg:x="0.118cm" svg:y="0.796cm" svg:width="7.575cm" svg:height="5.247cm">
          <chart:axis chart:dimension="x" chart:name="primary-x" chart:style-name="ch4">
            <chart:title svg:x="2.828cm" svg:y="5.982cm" chart:style-name="ch5">
              <text:p>Agent organisation</text:p>
            </chart:title>
            <chart:categories table:cell-range-address="Sheet1.R11:Sheet1.R14"/>
          </chart:axis>
          <chart:axis chart:dimension="y" chart:name="primary-y" chart:style-name="ch6">
            <chart:title svg:x="0.159cm" svg:y="4.497cm" chart:style-name="ch7">
              <text:p>Expected reward</text:p>
            </chart:title>
          </chart:axis>
          <chart:series chart:style-name="ch8" chart:values-cell-range-address="Sheet1.S11:Sheet1.S14" chart:label-cell-address="Sheet1.S10:Sheet1.S10" chart:class="chart:bar">
            <chart:data-point chart:repeated="4"/>
          </chart:series>
          <chart:series chart:style-name="ch9" chart:values-cell-range-address="Sheet1.T11:Sheet1.T14" chart:label-cell-address="Sheet1.T10:Sheet1.T10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6.114cm" svg:height="0.973cm" svg:x="1.65cm" svg:y="5.383cm">
          <draw:image xlink:href="Pictures/200000B5000017E2000003CD4873269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S10:Sheet1.S10">DTMC</text:p>
              </table:table-cell>
              <table:table-cell office:value-type="string">
                <text:p text:id="Sheet1.T10:Sheet1.T10">MDP</text:p>
              </table:table-cell>
            </table:table-row>
          </table:table-header-rows>
          <table:table-rows>
            <table:table-row>
              <table:table-cell office:value-type="string">
                <text:p text:id="Sheet1.R11:Sheet1.R14"/>
              </table:table-cell>
              <table:table-cell office:value-type="float" office:value="1.49125">
                <text:p text:id="Sheet1.S11:Sheet1.S14">1.49125</text:p>
              </table:table-cell>
              <table:table-cell office:value-type="float" office:value="1.67346">
                <text:p text:id="Sheet1.T11:Sheet1.T14">1.6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2923">
                <text:p>1.42923</text:p>
              </table:table-cell>
              <table:table-cell office:value-type="float" office:value="1.67346">
                <text:p>1.6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6649">
                <text:p>1.16649</text:p>
              </table:table-cell>
              <table:table-cell office:value-type="float" office:value="1.35918">
                <text:p>1.35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3599">
                <text:p>1.43599</text:p>
              </table:table-cell>
              <table:table-cell office:value-type="float" office:value="1.67346">
                <text:p>1.673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ellipsoid" draw:cx="50%" draw:cy="50%" draw:start="100%" draw:end="0%" draw:angle="0" draw:border="0%"/>
    <draw:opacity draw:name="ChartTransparencyGradient_20_4" draw:display-name="ChartTransparencyGradient 4" draw:style="radial" draw:cx="50%" draw:cy="50%" draw:start="100%" draw:end="0%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Sans" style:font-style-name="Regular" fo:font-size="9pt" style:font-size-asian="9pt" style:font-size-complex="9pt"/>
    </style:style>
    <style:style style:name="ch8" style:family="chart" style:data-style-name="N0">
      <style:graphic-properties draw:stroke="none" draw:fill-color="#000000"/>
      <style:text-properties fo:font-size="6pt" style:font-size-asian="6pt" style:font-size-complex="6pt"/>
    </style:style>
    <style:style style:name="ch9" style:family="chart" style:data-style-name="N0">
      <style:graphic-properties draw:stroke="none" svg:stroke-width="0.051cm" draw:fill-color="#999999" draw:opacity-name="ChartTransparencyGradient_20_1"/>
      <style:text-properties fo:font-size="6pt" style:font-size-asian="6pt" style:font-size-complex="6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015cm" svg:height="6.938cm" xlink:href=".." chart:class="chart:bar" chart:style-name="ch1">
        <chart:legend chart:legend-position="top" svg:x="2.594cm" svg:y="0.338cm" chart:style-name="ch2"/>
        <chart:plot-area chart:style-name="ch3" table:cell-range-address="Sheet1.U10:Sheet1.W14" chart:data-source-has-labels="both" svg:x="0.118cm" svg:y="0.796cm" svg:width="7.575cm" svg:height="5.247cm">
          <chart:axis chart:dimension="x" chart:name="primary-x" chart:style-name="ch4">
            <chart:title svg:x="2.828cm" svg:y="5.982cm" chart:style-name="ch5">
              <text:p>Agent organisation</text:p>
            </chart:title>
            <chart:categories table:cell-range-address="Sheet1.U11:Sheet1.U14"/>
          </chart:axis>
          <chart:axis chart:dimension="y" chart:name="primary-y" chart:style-name="ch6">
            <chart:title svg:x="0.159cm" svg:y="4.497cm" chart:style-name="ch7">
              <text:p>Expected reward</text:p>
            </chart:title>
          </chart:axis>
          <chart:series chart:style-name="ch8" chart:values-cell-range-address="Sheet1.V11:Sheet1.V14" chart:label-cell-address="Sheet1.V10:Sheet1.V10" chart:class="chart:bar">
            <chart:data-point chart:repeated="4"/>
          </chart:series>
          <chart:series chart:style-name="ch9" chart:values-cell-range-address="Sheet1.W11:Sheet1.W14" chart:label-cell-address="Sheet1.W10:Sheet1.W10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6.114cm" svg:height="0.973cm" svg:x="1.65cm" svg:y="5.383cm">
          <draw:image xlink:href="Pictures/200000B5000017E2000003CD4873269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V10:Sheet1.V10">DTMC</text:p>
              </table:table-cell>
              <table:table-cell office:value-type="string">
                <text:p text:id="Sheet1.W10:Sheet1.W10">MDP</text:p>
              </table:table-cell>
            </table:table-row>
          </table:table-header-rows>
          <table:table-rows>
            <table:table-row>
              <table:table-cell office:value-type="string">
                <text:p text:id="Sheet1.U11:Sheet1.U14"/>
              </table:table-cell>
              <table:table-cell office:value-type="float" office:value="1.29743">
                <text:p text:id="Sheet1.V11:Sheet1.V14">1.29743</text:p>
              </table:table-cell>
              <table:table-cell office:value-type="float" office:value="1.42857">
                <text:p text:id="Sheet1.W11:Sheet1.W14">1.4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882">
                <text:p>1.31882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404">
                <text:p>0.94404</text:p>
              </table:table-cell>
              <table:table-cell office:value-type="float" office:value="1.02857">
                <text:p>1.0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556">
                <text:p>1.2556</text:p>
              </table:table-cell>
              <table:table-cell office:value-type="float" office:value="1.42857">
                <text:p>1.42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ellipsoid" draw:cx="50%" draw:cy="50%" draw:start="100%" draw:end="0%" draw:angle="0" draw:border="0%"/>
    <draw:opacity draw:name="ChartTransparencyGradient_20_4" draw:display-name="ChartTransparencyGradient 4" draw:style="radial" draw:cx="50%" draw:cy="50%" draw:start="100%" draw:end="0%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.8" chart:interval-major="0.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 xlink:href="Pictures/2000000D000000DD000000DDA34BA28A.svm" xlink:type="simple" xlink:actuate="onLoad"/>
      </style:chart-properties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bow-tie" chart:symbol-width="0.1cm" chart:symbol-height="0.1cm"/>
      <style:graphic-properties draw:stroke="dash" draw:stroke-dash="Fine_20_Dashed_20__28_var_29_" svg:stroke-width="0.025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F000000DF47D2A0B4.svm" xlink:type="simple" xlink:actuate="onLoad"/>
      </style:chart-properties>
      <style:graphic-properties draw:stroke="dash" draw:stroke-dash="Ultrafine_20_2_20_Dots_20_3_20_Dashes" svg:stroke-width="0.025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1cm" chart:symbol-height="0.1cm"/>
      <style:graphic-properties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top" svg:x="1.587cm" svg:y="0.14cm" chart:style-name="ch2"/>
        <chart:plot-area chart:style-name="ch3" table:cell-range-address="Sheet1.Q64:Sheet1.V67" chart:data-source-has-labels="column" svg:x="0.119cm" svg:y="0.843cm" svg:width="7.561cm" svg:height="6.078cm">
          <chart:axis chart:dimension="x" chart:name="primary-x" chart:style-name="ch4">
            <chart:title svg:x="3.206cm" svg:y="6.489cm" chart:style-name="ch5">
              <text:p>Coalition size</text:p>
            </chart:title>
          </chart:axis>
          <chart:axis chart:dimension="y" chart:name="primary-y" chart:style-name="ch6">
            <chart:title svg:x="0.161cm" svg:y="4.813cm" chart:style-name="ch7">
              <text:p>Expected reward</text:p>
            </chart:title>
          </chart:axis>
          <chart:series chart:style-name="ch8" chart:values-cell-range-address="Sheet1.R64:Sheet1.V64" chart:label-cell-address="Sheet1.Q64:Sheet1.Q64" chart:class="chart:line">
            <chart:data-point chart:repeated="5"/>
          </chart:series>
          <chart:series chart:style-name="ch9" chart:values-cell-range-address="Sheet1.R65:Sheet1.V65" chart:label-cell-address="Sheet1.Q65:Sheet1.Q65" chart:class="chart:line">
            <chart:data-point chart:repeated="5"/>
          </chart:series>
          <chart:series chart:style-name="ch10" chart:values-cell-range-address="Sheet1.R66:Sheet1.V66" chart:label-cell-address="Sheet1.Q66:Sheet1.Q66" chart:class="chart:line">
            <chart:data-point chart:repeated="5"/>
          </chart:series>
          <chart:series chart:style-name="ch11" chart:values-cell-range-address="Sheet1.R67:Sheet1.V67" chart:label-cell-address="Sheet1.Q67:Sheet1.Q6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Q64:Sheet1.Q64">Full</text:p>
              </table:table-cell>
              <table:table-cell office:value-type="float" office:value="0.2653">
                <text:p text:id="Sheet1.R64:Sheet1.V64">0.2653</text:p>
              </table:table-cell>
              <table:table-cell office:value-type="float" office:value="0.71428">
                <text:p>0.71428</text:p>
              </table:table-cell>
              <table:table-cell office:value-type="float" office:value="1.24489">
                <text:p>1.24489</text:p>
              </table:table-cell>
              <table:table-cell office:value-type="float" office:value="1.42857">
                <text:p>1.42857</text:p>
              </table:table-cell>
              <table:table-cell office:value-type="float" office:value="1.67346">
                <text:p>1.67346</text:p>
              </table:table-cell>
            </table:table-row>
            <table:table-row>
              <table:table-cell office:value-type="string">
                <text:p text:id="Sheet1.Q65:Sheet1.Q65">Ring</text:p>
              </table:table-cell>
              <table:table-cell office:value-type="float" office:value="0.2653">
                <text:p text:id="Sheet1.R65:Sheet1.V65">0.2653</text:p>
              </table:table-cell>
              <table:table-cell office:value-type="float" office:value="0.71428">
                <text:p>0.71428</text:p>
              </table:table-cell>
              <table:table-cell office:value-type="float" office:value="1.07891">
                <text:p>1.07891</text:p>
              </table:table-cell>
              <table:table-cell office:value-type="float" office:value="1.4068">
                <text:p>1.4068</text:p>
              </table:table-cell>
              <table:table-cell office:value-type="float" office:value="1.67346">
                <text:p>1.67346</text:p>
              </table:table-cell>
            </table:table-row>
            <table:table-row>
              <table:table-cell office:value-type="string">
                <text:p text:id="Sheet1.Q66:Sheet1.Q66">Star</text:p>
              </table:table-cell>
              <table:table-cell office:value-type="float" office:value="0.2653">
                <text:p text:id="Sheet1.R66:Sheet1.V66">0.2653</text:p>
              </table:table-cell>
              <table:table-cell office:value-type="float" office:value="0.71428">
                <text:p>0.71428</text:p>
              </table:table-cell>
              <table:table-cell office:value-type="float" office:value="1.15986">
                <text:p>1.15986</text:p>
              </table:table-cell>
              <table:table-cell office:value-type="float" office:value="1.25884">
                <text:p>1.25884</text:p>
              </table:table-cell>
              <table:table-cell office:value-type="float" office:value="1.35918">
                <text:p>1.35918</text:p>
              </table:table-cell>
            </table:table-row>
            <table:table-row>
              <table:table-cell office:value-type="string">
                <text:p text:id="Sheet1.Q67:Sheet1.Q67">Isolated</text:p>
              </table:table-cell>
              <table:table-cell office:value-type="float" office:value="0.2653">
                <text:p text:id="Sheet1.R67:Sheet1.V67">0.2653</text:p>
              </table:table-cell>
              <table:table-cell office:value-type="float" office:value="0.71428">
                <text:p>0.71428</text:p>
              </table:table-cell>
              <table:table-cell office:value-type="float" office:value="1.23129">
                <text:p>1.23129</text:p>
              </table:table-cell>
              <table:table-cell office:value-type="float" office:value="1.41496">
                <text:p>1.41496</text:p>
              </table:table-cell>
              <table:table-cell office:value-type="float" office:value="1.67346">
                <text:p>1.673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 xlink:href="Pictures/2000000D000000DD000000DDA34BA28A.svm" xlink:type="simple" xlink:actuate="onLoad"/>
      </style:chart-properties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bow-tie" chart:symbol-width="0.1cm" chart:symbol-height="0.1cm">
        <chart:symbol-image/>
      </style:chart-properties>
      <style:graphic-properties draw:stroke="dash" draw:stroke-dash="Fine_20_Dashed_20__28_var_29_" svg:stroke-width="0.025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F000000DF47D2A0B4.svm" xlink:type="simple" xlink:actuate="onLoad"/>
      </style:chart-properties>
      <style:graphic-properties draw:stroke="dash" draw:stroke-dash="Ultrafine_20_2_20_Dots_20_3_20_Dashes" svg:stroke-width="0.025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top" svg:x="1.587cm" svg:y="0.14cm" chart:style-name="ch2"/>
        <chart:plot-area chart:style-name="ch3" table:cell-range-address="Sheet1.Q59:Sheet1.V62" chart:data-source-has-labels="column" svg:x="0.119cm" svg:y="0.843cm" svg:width="7.561cm" svg:height="6.078cm">
          <chart:axis chart:dimension="x" chart:name="primary-x" chart:style-name="ch4">
            <chart:title svg:x="3.206cm" svg:y="6.489cm" chart:style-name="ch5">
              <text:p>Coalition size</text:p>
            </chart:title>
          </chart:axis>
          <chart:axis chart:dimension="y" chart:name="primary-y" chart:style-name="ch6">
            <chart:title svg:x="0.161cm" svg:y="4.813cm" chart:style-name="ch7">
              <text:p>Expected reward</text:p>
            </chart:title>
          </chart:axis>
          <chart:series chart:style-name="ch8" chart:values-cell-range-address="Sheet1.R59:Sheet1.V59" chart:label-cell-address="Sheet1.Q59:Sheet1.Q59" chart:class="chart:line">
            <chart:data-point chart:repeated="5"/>
          </chart:series>
          <chart:series chart:style-name="ch9" chart:values-cell-range-address="Sheet1.R60:Sheet1.V60" chart:label-cell-address="Sheet1.Q60:Sheet1.Q60" chart:class="chart:line">
            <chart:data-point chart:repeated="5"/>
          </chart:series>
          <chart:series chart:style-name="ch10" chart:values-cell-range-address="Sheet1.R61:Sheet1.V61" chart:label-cell-address="Sheet1.Q61:Sheet1.Q61" chart:class="chart:line">
            <chart:data-point chart:repeated="5"/>
          </chart:series>
          <chart:series chart:style-name="ch11" chart:values-cell-range-address="Sheet1.R62:Sheet1.V62" chart:label-cell-address="Sheet1.Q62:Sheet1.Q6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Q59:Sheet1.Q59">Full</text:p>
              </table:table-cell>
              <table:table-cell office:value-type="float" office:value="0.2653">
                <text:p text:id="Sheet1.R59:Sheet1.V59">0.2653</text:p>
              </table:table-cell>
              <table:table-cell office:value-type="float" office:value="0.97959">
                <text:p>0.97959</text:p>
              </table:table-cell>
              <table:table-cell office:value-type="float" office:value="2.32653">
                <text:p>2.32653</text:p>
              </table:table-cell>
              <table:table-cell office:value-type="float" office:value="2.55102">
                <text:p>2.55102</text:p>
              </table:table-cell>
              <table:table-cell office:value-type="float" office:value="2.89795">
                <text:p>2.89795</text:p>
              </table:table-cell>
            </table:table-row>
            <table:table-row>
              <table:table-cell office:value-type="string">
                <text:p text:id="Sheet1.Q60:Sheet1.Q60">Ring</text:p>
              </table:table-cell>
              <table:table-cell office:value-type="float" office:value="0.2653">
                <text:p text:id="Sheet1.R60:Sheet1.V60">0.2653</text:p>
              </table:table-cell>
              <table:table-cell office:value-type="float" office:value="0.97959">
                <text:p>0.97959</text:p>
              </table:table-cell>
              <table:table-cell office:value-type="float" office:value="1.64897">
                <text:p>1.64897</text:p>
              </table:table-cell>
              <table:table-cell office:value-type="float" office:value="2.41972">
                <text:p>2.41972</text:p>
              </table:table-cell>
              <table:table-cell office:value-type="float" office:value="2.89795">
                <text:p>2.89795</text:p>
              </table:table-cell>
            </table:table-row>
            <table:table-row>
              <table:table-cell office:value-type="string">
                <text:p text:id="Sheet1.Q61:Sheet1.Q61">Star</text:p>
              </table:table-cell>
              <table:table-cell office:value-type="float" office:value="0.2653">
                <text:p text:id="Sheet1.R61:Sheet1.V61">0.2653</text:p>
              </table:table-cell>
              <table:table-cell office:value-type="float" office:value="0.97959">
                <text:p>0.97959</text:p>
              </table:table-cell>
              <table:table-cell office:value-type="float" office:value="1.91496">
                <text:p>1.91496</text:p>
              </table:table-cell>
              <table:table-cell office:value-type="float" office:value="2.07857">
                <text:p>2.07857</text:p>
              </table:table-cell>
              <table:table-cell office:value-type="float" office:value="2.20816">
                <text:p>2.20816</text:p>
              </table:table-cell>
            </table:table-row>
            <table:table-row>
              <table:table-cell office:value-type="string">
                <text:p text:id="Sheet1.Q62:Sheet1.Q62">Isolated</text:p>
              </table:table-cell>
              <table:table-cell office:value-type="float" office:value="0.2653">
                <text:p text:id="Sheet1.R62:Sheet1.V62">0.2653</text:p>
              </table:table-cell>
              <table:table-cell office:value-type="float" office:value="0.97959">
                <text:p>0.97959</text:p>
              </table:table-cell>
              <table:table-cell office:value-type="float" office:value="2.22619">
                <text:p>2.22619</text:p>
              </table:table-cell>
              <table:table-cell office:value-type="float" office:value="2.5238">
                <text:p>2.5238</text:p>
              </table:table-cell>
              <table:table-cell office:value-type="float" office:value="2.89795">
                <text:p>2.897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 xlink:href="Pictures/2000000D000000DD000000DDA34BA28A.svm" xlink:type="simple" xlink:actuate="onLoad"/>
      </style:chart-properties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bow-tie" chart:symbol-width="0.1cm" chart:symbol-height="0.1cm"/>
      <style:graphic-properties draw:stroke="dash" draw:stroke-dash="Fine_20_Dashed_20__28_var_29_" svg:stroke-width="0.025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F000000DF47D2A0B4.svm" xlink:type="simple" xlink:actuate="onLoad"/>
      </style:chart-properties>
      <style:graphic-properties draw:stroke="dash" draw:stroke-dash="Ultrafine_20_2_20_Dots_20_3_20_Dashes" svg:stroke-width="0.025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1cm" chart:symbol-height="0.1cm"/>
      <style:graphic-properties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top" svg:x="1.587cm" svg:y="0.14cm" chart:style-name="ch2"/>
        <chart:plot-area chart:style-name="ch3" table:cell-range-address="Sheet1.Q70:Sheet1.V73" chart:data-source-has-labels="column" svg:x="0.119cm" svg:y="0.843cm" svg:width="7.561cm" svg:height="6.078cm">
          <chart:axis chart:dimension="x" chart:name="primary-x" chart:style-name="ch4">
            <chart:title svg:x="3.206cm" svg:y="6.489cm" chart:style-name="ch5">
              <text:p>Coalition size</text:p>
            </chart:title>
          </chart:axis>
          <chart:axis chart:dimension="y" chart:name="primary-y" chart:style-name="ch6">
            <chart:title svg:x="0.161cm" svg:y="4.813cm" chart:style-name="ch7">
              <text:p>Expected reward</text:p>
            </chart:title>
          </chart:axis>
          <chart:series chart:style-name="ch8" chart:values-cell-range-address="Sheet1.R70:Sheet1.V70" chart:label-cell-address="Sheet1.Q70:Sheet1.Q70" chart:class="chart:line">
            <chart:data-point chart:repeated="5"/>
          </chart:series>
          <chart:series chart:style-name="ch9" chart:values-cell-range-address="Sheet1.R71:Sheet1.V71" chart:label-cell-address="Sheet1.Q71:Sheet1.Q71" chart:class="chart:line">
            <chart:data-point chart:repeated="5"/>
          </chart:series>
          <chart:series chart:style-name="ch10" chart:values-cell-range-address="Sheet1.R72:Sheet1.V72" chart:label-cell-address="Sheet1.Q72:Sheet1.Q72" chart:class="chart:line">
            <chart:data-point chart:repeated="5"/>
          </chart:series>
          <chart:series chart:style-name="ch11" chart:values-cell-range-address="Sheet1.R73:Sheet1.V73" chart:label-cell-address="Sheet1.Q73:Sheet1.Q7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Q70:Sheet1.Q70">Full</text:p>
              </table:table-cell>
              <table:table-cell office:value-type="float" office:value="0.14285">
                <text:p text:id="Sheet1.R70:Sheet1.V70">0.14285</text:p>
              </table:table-cell>
              <table:table-cell office:value-type="float" office:value="0.85714">
                <text:p>0.85714</text:p>
              </table:table-cell>
              <table:table-cell office:value-type="float" office:value="2.99999">
                <text:p>2.99999</text:p>
              </table:table-cell>
              <table:table-cell office:value-type="float" office:value="3.14285">
                <text:p>3.14285</text:p>
              </table:table-cell>
              <table:table-cell office:value-type="float" office:value="3.85714">
                <text:p>3.85714</text:p>
              </table:table-cell>
            </table:table-row>
            <table:table-row>
              <table:table-cell office:value-type="string">
                <text:p text:id="Sheet1.Q71:Sheet1.Q71">Ring</text:p>
              </table:table-cell>
              <table:table-cell office:value-type="float" office:value="0.14285">
                <text:p text:id="Sheet1.R71:Sheet1.V71">0.14285</text:p>
              </table:table-cell>
              <table:table-cell office:value-type="float" office:value="0.85714">
                <text:p>0.85714</text:p>
              </table:table-cell>
              <table:table-cell office:value-type="float" office:value="2.29047">
                <text:p>2.29047</text:p>
              </table:table-cell>
              <table:table-cell office:value-type="float" office:value="3.08928">
                <text:p>3.08928</text:p>
              </table:table-cell>
              <table:table-cell office:value-type="float" office:value="3.85714">
                <text:p>3.85714</text:p>
              </table:table-cell>
            </table:table-row>
            <table:table-row>
              <table:table-cell office:value-type="string">
                <text:p text:id="Sheet1.Q72:Sheet1.Q72">Star</text:p>
              </table:table-cell>
              <table:table-cell office:value-type="float" office:value="0.14285">
                <text:p text:id="Sheet1.R72:Sheet1.V72">0.14285</text:p>
              </table:table-cell>
              <table:table-cell office:value-type="float" office:value="0.85714">
                <text:p>0.85714</text:p>
              </table:table-cell>
              <table:table-cell office:value-type="float" office:value="2.33333">
                <text:p>2.33333</text:p>
              </table:table-cell>
              <table:table-cell office:value-type="float" office:value="2.60714">
                <text:p>2.60714</text:p>
              </table:table-cell>
              <table:table-cell office:value-type="float" office:value="2.71428">
                <text:p>2.71428</text:p>
              </table:table-cell>
            </table:table-row>
            <table:table-row>
              <table:table-cell office:value-type="string">
                <text:p text:id="Sheet1.Q73:Sheet1.Q73">Isolated</text:p>
              </table:table-cell>
              <table:table-cell office:value-type="float" office:value="0.14285">
                <text:p text:id="Sheet1.R73:Sheet1.V73">0.14285</text:p>
              </table:table-cell>
              <table:table-cell office:value-type="float" office:value="0.85714">
                <text:p>0.85714</text:p>
              </table:table-cell>
              <table:table-cell office:value-type="float" office:value="2.99999">
                <text:p>2.99999</text:p>
              </table:table-cell>
              <table:table-cell office:value-type="float" office:value="3.14285">
                <text:p>3.14285</text:p>
              </table:table-cell>
              <table:table-cell office:value-type="float" office:value="3.85714">
                <text:p>3.857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